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style:font-name="Arial"/>
    </style:style>
    <style:style style:name="P2" style:family="paragraph" style:parent-style-name="Standard">
      <style:paragraph-properties fo:line-height="100%"/>
      <style:text-properties style:font-name="Arial"/>
    </style:style>
    <style:style style:name="P3" style:family="paragraph" style:parent-style-name="Standard">
      <style:paragraph-properties fo:margin-left="0in" fo:margin-right="0in" fo:line-height="200%" fo:text-indent="0.5in" style:auto-text-indent="false"/>
      <style:text-properties style:font-name="Arial"/>
    </style:style>
    <style:style style:name="P4" style:family="paragraph" style:parent-style-name="Standard">
      <style:paragraph-properties fo:margin-left="0in" fo:margin-right="0in" fo:line-height="200%" fo:text-indent="0.5in" style:auto-text-indent="false" fo:break-before="page"/>
      <style:text-properties style:font-name="Arial"/>
    </style:style>
    <style:style style:name="P5" style:family="paragraph" style:parent-style-name="Table_20_Contents">
      <style:text-properties style:font-name="Arial"/>
    </style:style>
    <style:style style:name="P6" style:family="paragraph" style:parent-style-name="Standard">
      <style:paragraph-properties fo:margin-left="0in" fo:margin-right="0in" fo:line-height="200%" fo:text-indent="0in" style:auto-text-indent="false"/>
      <style:text-properties style:font-name="Arial"/>
    </style:style>
    <style:style style:name="P7" style:family="paragraph" style:parent-style-name="Standard">
      <style:paragraph-properties fo:margin-left="0in" fo:margin-right="0in" fo:line-height="200%" fo:text-indent="0.4984in" style:auto-text-indent="false" fo:break-before="page"/>
      <style:text-properties style:font-name="Arial"/>
    </style:style>
    <style:style style:name="P8" style:family="paragraph" style:parent-style-name="Standard">
      <style:paragraph-properties fo:margin-left="0in" fo:margin-right="0in" fo:line-height="200%" fo:text-indent="0.4984in" style:auto-text-indent="false"/>
      <style:text-properties style:font-name="Arial"/>
    </style:style>
    <style:style style:name="P9" style:family="paragraph" style:parent-style-name="Standard" style:list-style-name="L1">
      <style:paragraph-properties fo:line-height="200%"/>
      <style:text-properties style:font-name="Arial"/>
    </style:style>
    <style:style style:name="P10" style:family="paragraph" style:parent-style-name="Standard" style:list-style-name="L2">
      <style:paragraph-properties fo:line-height="100%"/>
      <style:text-properties style:font-name="Arial"/>
    </style:style>
    <style:style style:name="P11" style:family="paragraph" style:parent-style-name="Table_20_Contents">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ilities</text:p>
      <text:p text:style-name="P1">Currently there are 3 types of abilities: special abilities, weapon based abilities, and class abilities.</text:p>
      <text:p text:style-name="P1">These are the following classes:</text:p>
      <text:list xml:id="list15691786471" text:style-name="L1">
        <text:list-item>
          <text:p text:style-name="P9">Knight (Focus on fighting with some magic to protect and cause slight harm. Can release vigor to cause boons or call corruption to cause harm. Works like a -100 to 100 scale. At -100, Knight is corrupted, does more damage. At 100, takes less damage.)</text:p>
        </text:list-item>
        <text:list-item>
          <text:p text:style-name="P9">Rogue (Focus on evading enemies through stealth and distraction. Can vanish and go out with a bang: upon vanishing and coming out of vanish, an ability is more effective.)</text:p>
        </text:list-item>
        <text:list-item>
          <text:p text:style-name="P9">Druid (Focus on nature. Mix of traditional hunter and druid. Uses lots of over-time abilities. Can bloom over-timers for a special effect.)</text:p>
        </text:list-item>
        <text:list-item>
          <text:p text:style-name="P9">Illusionist (Focus on creating illusions to do damage. Also blinking and maneuvering around with spells. Explode illusions.)</text:p>
        </text:list-item>
        <text:list-item>
          <text:p text:style-name="P9">Elementalist (Focus on spells to do direct damage. Also element swapping: can pick an element to influence abilities.)</text:p>
        </text:list-item>
      </text:list>
      <text:p text:style-name="P1">For a detailed description of each class, see its respective writeup.</text:p>
      <text:p text:style-name="P1">Weapon abilities are based on type of the weapon and the class using it.</text:p>
      <text:p text:style-name="P1">Weapon types:</text:p>
      <text:list xml:id="list2030081898" text:style-name="L2">
        <text:list-item>
          <text:p text:style-name="P10">Swords, axes 2h (Knight, Druid)</text:p>
        </text:list-item>
        <text:list-item>
          <text:p text:style-name="P10">Swords, axes 1h (Rogue, Elementalist)</text:p>
        </text:list-item>
        <text:list-item>
          <text:p text:style-name="P10">Daggers 1h (Rogue, Illusionist)</text:p>
        </text:list-item>
      </text:list>
      <text:p text:style-name="P2"/>
      <text:list xml:id="list1514508337" text:continue-numbering="true" text:style-name="L2">
        <text:list-item>
          <text:p text:style-name="P10">Bows 2h (Knight, Rogue, Druid)</text:p>
        </text:list-item>
        <text:list-item>
          <text:p text:style-name="P10">Rifles 2h (Knight, Druid)</text:p>
        </text:list-item>
        <text:list-item>
          <text:p text:style-name="P10">Pistols 1h (Rogue, Illusionist)</text:p>
        </text:list-item>
      </text:list>
      <text:p text:style-name="P2"/>
      <text:list xml:id="list923074847" text:continue-numbering="true" text:style-name="L2">
        <text:list-item>
          <text:p text:style-name="P10">Staves 2h (Knight, Druid, Illusionist, Elementalist)</text:p>
        </text:list-item>
        <text:list-item>
          <text:p text:style-name="P10">Wands 1h (Illusionist, Elementalist)</text:p>
        </text:list-item>
        <text:list-item>
          <text:p text:style-name="P10">Relics 1h (Illusionist, Elementalist)</text:p>
        </text:list-item>
      </text:list>
      <text:p text:style-name="P1"/>
      <text:p text:style-name="P3"><text:soft-page-break/>Each 2 handed weapon has 4 abilities. All one-handed weapons also have 4 abilities. There are 2 main hand abilities and 2 off hand abilities for each one handed weapon. A character can use the same weapon type in both hands.</text:p>
      <text:p text:style-name="P3">The character can choose 5 class abilities from 20 per class (one of the 4 is an elite ability), and a healing ability (3 per class).</text:p>
      <text:p text:style-name="P3">Weapon and class abilities are enhanced by traits explained in traits.odt.</text:p>
      <text:p text:style-name="P3">Abilities may apply a condition or enhancement. Statuses stack based on duration or intensity.</text:p>
      <text:p text:style-name="P3">Cripple stacks based on duration. If a target is crippled twice, the target will be crippled for the combined duration of both abilities that crippled the target.</text:p>
      <text:p text:style-name="P3">Bleeding stacks based on intensity. If a target is rended twice, the target will receive more bleeding damage.</text:p>
      <text:p text:style-name="P4"/>
      <text:p text:style-name="P3">Enhancements:</text:p>
      <table:table table:name="Table1" table:style-name="Table1">
        <table:table-column table:style-name="Table1.A"/>
        <table:table-column table:style-name="Table1.B"/>
        <table:table-row>
          <table:table-cell table:style-name="Table1.A1" office:value-type="string">
            <text:p text:style-name="P5">Protection</text:p>
          </table:table-cell>
          <table:table-cell table:style-name="Table1.B1" office:value-type="string">
            <text:p text:style-name="P5">Decreases damage taken by 30%. Stacks in duration.</text:p>
          </table:table-cell>
        </table:table-row>
        <table:table-row>
          <table:table-cell table:style-name="Table1.A2" office:value-type="string">
            <text:p text:style-name="P5">Block</text:p>
          </table:table-cell>
          <table:table-cell table:style-name="Table1.B2" office:value-type="string">
            <text:p text:style-name="P5">Completely avoid damage. Stacks in charges.</text:p>
          </table:table-cell>
        </table:table-row>
        <table:table-row>
          <table:table-cell table:style-name="Table1.A2" office:value-type="string">
            <text:p text:style-name="P5">Power</text:p>
          </table:table-cell>
          <table:table-cell table:style-name="Table1.B2" office:value-type="string">
            <text:p text:style-name="P5">Increases damage done. Stacks in intensity.</text:p>
          </table:table-cell>
        </table:table-row>
        <table:table-row>
          <table:table-cell table:style-name="Table1.A2" office:value-type="string">
            <text:p text:style-name="P5">Speed</text:p>
          </table:table-cell>
          <table:table-cell table:style-name="Table1.B2" office:value-type="string">
            <text:p text:style-name="P5">Increases speed by 50%. Stacks in duration.</text:p>
          </table:table-cell>
        </table:table-row>
        <table:table-row>
          <table:table-cell table:style-name="Table1.A2" office:value-type="string">
            <text:p text:style-name="P5">Regeneration</text:p>
          </table:table-cell>
          <table:table-cell table:style-name="Table1.B2" office:value-type="string">
            <text:p text:style-name="P5">Grants healing 3% HP each turn. Stacks in intensity.</text:p>
          </table:table-cell>
        </table:table-row>
        <table:table-row>
          <table:table-cell table:style-name="Table1.A2" office:value-type="string">
            <text:p text:style-name="P5">Fury</text:p>
          </table:table-cell>
          <table:table-cell table:style-name="Table1.B2" office:value-type="string">
            <text:p text:style-name="P5">Increases critical chance by ((100% - current chance) / 2). Stacks in duration.</text:p>
          </table:table-cell>
        </table:table-row>
        <table:table-row>
          <table:table-cell table:style-name="Table1.A2" office:value-type="string">
            <text:p text:style-name="P5">Reflection</text:p>
          </table:table-cell>
          <table:table-cell table:style-name="Table1.B2" office:value-type="string">
            <text:p text:style-name="P5">Returns damage to enemy. Stacks in number of charges.</text:p>
          </table:table-cell>
        </table:table-row>
      </table:table>
      <text:p text:style-name="P3"/>
      <text:p text:style-name="P3">Conditions:</text:p>
      <table:table table:name="Table2" table:style-name="Table2">
        <table:table-column table:style-name="Table2.A"/>
        <table:table-column table:style-name="Table2.B"/>
        <table:table-row>
          <table:table-cell table:style-name="Table2.A1" office:value-type="string">
            <text:p text:style-name="P5">Bleeding</text:p>
          </table:table-cell>
          <table:table-cell table:style-name="Table2.B1" office:value-type="string">
            <text:p text:style-name="P5">Damage over time. Stacks in intensity.</text:p>
          </table:table-cell>
        </table:table-row>
        <table:table-row>
          <table:table-cell table:style-name="Table2.A2" office:value-type="string">
            <text:p text:style-name="P5">Weakness</text:p>
          </table:table-cell>
          <table:table-cell table:style-name="Table2.B2" office:value-type="string">
            <text:p text:style-name="P5">Decreases damage done. Stacks in intensity.</text:p>
          </table:table-cell>
        </table:table-row>
        <table:table-row>
          <table:table-cell table:style-name="Table2.A2" office:value-type="string">
            <text:p text:style-name="P5">Fear</text:p>
          </table:table-cell>
          <table:table-cell table:style-name="Table2.B2" office:value-type="string">
            <text:p text:style-name="P5">Can't attack, can still move. Stacks in duration.</text:p>
          </table:table-cell>
        </table:table-row>
        <table:table-row>
          <table:table-cell table:style-name="Table2.A2" office:value-type="string">
            <text:p text:style-name="P5">Burning</text:p>
          </table:table-cell>
          <table:table-cell table:style-name="Table2.B2" office:value-type="string">
            <text:p text:style-name="P5">Damage over time. Stacks in duration.</text:p>
          </table:table-cell>
        </table:table-row>
        <table:table-row>
          <table:table-cell table:style-name="Table2.A2" office:value-type="string">
            <text:p text:style-name="P5">Blind</text:p>
          </table:table-cell>
          <table:table-cell table:style-name="Table2.B2" office:value-type="string">
            <text:p text:style-name="P5">50% chance to miss. Stacks in duration.</text:p>
          </table:table-cell>
        </table:table-row>
        <table:table-row>
          <table:table-cell table:style-name="Table2.A2" office:value-type="string">
            <text:p text:style-name="P5">Crippled</text:p>
          </table:table-cell>
          <table:table-cell table:style-name="Table2.B2" office:value-type="string">
            <text:p text:style-name="P5">Move twice as slow. Stacks in duration.</text:p>
          </table:table-cell>
        </table:table-row>
        <table:table-row>
          <table:table-cell table:style-name="Table2.A2" office:value-type="string">
            <text:p text:style-name="P5">Concussed</text:p>
          </table:table-cell>
          <table:table-cell table:style-name="Table2.B2" office:value-type="string">
            <text:p text:style-name="P5">Can't attack or move. Stacks in duration.</text:p>
          </table:table-cell>
        </table:table-row>
        <table:table-row>
          <table:table-cell table:style-name="Table2.A2" office:value-type="string">
            <text:p text:style-name="P5">Confused</text:p>
          </table:table-cell>
          <table:table-cell table:style-name="Table2.B2" office:value-type="string">
            <text:p text:style-name="P5">Damage self when attacking. Stacks in intensity.</text:p>
          </table:table-cell>
        </table:table-row>
        <table:table-row>
          <table:table-cell table:style-name="Table2.A2" office:value-type="string">
            <text:p text:style-name="P5">Vulnerability</text:p>
          </table:table-cell>
          <table:table-cell table:style-name="Table2.B2" office:value-type="string">
            <text:p text:style-name="P5">Increases damage taken. Stacks in intensity.</text:p>
          </table:table-cell>
        </table:table-row>
      </table:table>
      <text:p text:style-name="P6"/>
      <text:p text:style-name="P7">Character Progression:</text:p>
      <text:p text:style-name="P8">Character starts at level 1. Max level is 30. Healing skill slot already unlocked. Unlocks utility skill slots at levels 1, 5, 10, 15, and 20. There are 30 in game levels. The character should reach max experience level at story level 20-22.</text:p>
      <text:p text:style-name="P8">Abilities are awarded after each level. The player is given a selection of 1 random skill from all categories, and a healing skill. Until all healing skills are picked, there are 5 to choose from. Then 4. Elite skills for a category are able to be randomly chosen for a selection set after all of the other skills are picked. The lowest level an elite skill is able to be picked is 20.</text:p>
      <text:p text:style-name="P8">The first trait is given at level 7 and 1 for every level after totaling 24.</text:p>
      <text:p text:style-name="P8">Weapon abilities are awarded after gaining a set amount of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Ari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och </meta:initial-creator>
    <meta:creation-date>2013-02-17T18:36:02</meta:creation-date>
    <meta:generator>LibreOffice/3.5$Linux_X86_64 LibreOffice_project/350m1$Build-2</meta:generator>
    <dc:date>2013-04-02T13:17:32</dc:date>
    <dc:creator>Hooch </dc:creator>
    <meta:editing-duration>P2DT10H28M4S</meta:editing-duration>
    <meta:editing-cycles>96</meta:editing-cycles>
    <meta:document-statistic meta:table-count="2" meta:image-count="0" meta:object-count="0" meta:page-count="4" meta:paragraph-count="65" meta:word-count="652" meta:character-count="3917" meta:non-whitespace-character-count="3344"/>
  </office:meta>
</office:document-meta>
</file>